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ba11" officeooo:paragraph-rsid="0004ba11"/>
    </style:style>
    <style:style style:name="P2" style:family="paragraph" style:parent-style-name="Standard">
      <style:text-properties officeooo:rsid="00059fdb" officeooo:paragraph-rsid="00059fdb"/>
    </style:style>
    <style:style style:name="P3" style:family="paragraph" style:parent-style-name="Standard">
      <style:text-properties officeooo:rsid="000ad7f1" officeooo:paragraph-rsid="000ad7f1"/>
    </style:style>
    <style:style style:name="P4" style:family="paragraph" style:parent-style-name="Standard">
      <style:text-properties officeooo:rsid="000fb05e" officeooo:paragraph-rsid="000fb05e"/>
    </style:style>
    <style:style style:name="P5" style:family="paragraph" style:parent-style-name="Standard">
      <style:text-properties officeooo:rsid="00116b5d" officeooo:paragraph-rsid="00116b5d"/>
    </style:style>
    <style:style style:name="P6" style:family="paragraph" style:parent-style-name="Standard">
      <style:text-properties officeooo:rsid="001326ae" officeooo:paragraph-rsid="001326ae"/>
    </style:style>
    <style:style style:name="P7" style:family="paragraph" style:parent-style-name="Standard">
      <style:text-properties officeooo:rsid="001522e7" officeooo:paragraph-rsid="001522e7"/>
    </style:style>
    <style:style style:name="P8" style:family="paragraph" style:parent-style-name="Standard">
      <style:text-properties officeooo:rsid="001522e7" officeooo:paragraph-rsid="00164503"/>
    </style:style>
    <style:style style:name="P9" style:family="paragraph" style:parent-style-name="Standard">
      <style:text-properties officeooo:rsid="000d3212" officeooo:paragraph-rsid="000d3212"/>
    </style:style>
    <style:style style:name="P10" style:family="paragraph" style:parent-style-name="Standard">
      <style:text-properties officeooo:rsid="0016c263" officeooo:paragraph-rsid="0016c263"/>
    </style:style>
    <style:style style:name="P11" style:family="paragraph" style:parent-style-name="Standard">
      <style:text-properties officeooo:rsid="0017290b" officeooo:paragraph-rsid="0017290b"/>
    </style:style>
    <style:style style:name="P12" style:family="paragraph" style:parent-style-name="Standard">
      <style:text-properties officeooo:rsid="0017b592" officeooo:paragraph-rsid="0017b592"/>
    </style:style>
    <style:style style:name="P13" style:family="paragraph" style:parent-style-name="Text_20_body">
      <style:text-properties officeooo:rsid="000fb05e" officeooo:paragraph-rsid="000fb05e"/>
    </style:style>
    <style:style style:name="P14" style:family="paragraph" style:parent-style-name="Text_20_body">
      <style:text-properties officeooo:rsid="0016c263" officeooo:paragraph-rsid="0016c263"/>
    </style:style>
    <style:style style:name="P15" style:family="paragraph" style:parent-style-name="Standard">
      <style:text-properties officeooo:rsid="001522e7" officeooo:paragraph-rsid="001522e7"/>
    </style:style>
    <style:style style:name="P16" style:family="paragraph" style:parent-style-name="Standard">
      <style:text-properties officeooo:rsid="0017b592" officeooo:paragraph-rsid="0017b592"/>
    </style:style>
    <style:style style:name="P17" style:family="paragraph" style:parent-style-name="Heading_20_3" style:list-style-name=""/>
    <style:style style:name="P18" style:family="paragraph" style:parent-style-name="Heading_20_3">
      <style:paragraph-properties fo:break-before="page"/>
    </style:style>
    <style:style style:name="T1" style:family="text">
      <style:text-properties officeooo:rsid="0004ba11"/>
    </style:style>
    <style:style style:name="T2" style:family="text">
      <style:text-properties officeooo:rsid="000ad7f1"/>
    </style:style>
    <style:style style:name="T3" style:family="text">
      <style:text-properties officeooo:rsid="00116b5d"/>
    </style:style>
    <style:style style:name="T4" style:family="text">
      <style:text-properties officeooo:rsid="001413b4"/>
    </style:style>
    <style:style style:name="T5" style:family="text">
      <style:text-properties fo:font-weight="bold" style:font-weight-asian="bold" style:font-weight-complex="bold"/>
    </style:style>
    <style:style style:name="T6" style:family="text">
      <style:text-properties officeooo:rsid="0016a9e1"/>
    </style:style>
    <style:style style:name="T7" style:family="text">
      <style:text-properties officeooo:rsid="0017290b"/>
    </style:style>
    <style:style style:name="T8" style:family="text">
      <style:text-properties officeooo:rsid="00199bb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xercise 3: Digging into DNS</text:h>
      <text:h text:style-name="Heading_20_3" text:outline-level="3">Question 1: What is the IP address of www.eecs.berkeley.edu . What type of DNS query is sent to get this answer? </text:h>
      <text:p text:style-name="P2">The IP address of <text:span text:style-name="T1">www.eecs.berkeley.edu </text:span>is <text:span text:style-name="T2">23.185.0.1</text:span></text:p>
      <text:p text:style-name="P1">Alex@lab3$ dig www.eecs.berkeley.edu. +short</text:p>
      <text:p text:style-name="P1">live-eecs.pantheonsite.io.</text:p>
      <text:p text:style-name="P1">fe1.edge.pantheon.io.</text:p>
      <text:p text:style-name="P1">23.185.0.1</text:p>
      <text:p text:style-name="P5">The DNS query type i<text:span text:style-name="T6">s of type A.</text:span></text:p>
      <text:h text:style-name="Heading_20_3" text:outline-level="3">Question 2: What is the canonical name for the eecs.berkeley webserver (i.e. www.eecs.berkeley.edu )? Suggest a reason for having an alias for this server. </text:h>
      <text:p text:style-name="P3">The Canonical name for www.eecs.berkeley.edu is <text:span text:style-name="T1">live-eecs.pantheonsite.io.</text:span></text:p>
      <text:p text:style-name="P1">Alex@lab3$ dig www.eecs.berkeley.edu. cname +short</text:p>
      <text:p text:style-name="P1">live-eecs.pantheonsite.io.</text:p>
      <text:p text:style-name="P4">Reason for having an alias for this server: A CNAME record can prove convenient when running multiple services (like an FTP server (port 21/22) and a web server (port 80/443), each running different ports) from a single IP address. Then, if the IP address ever changes, one only has to record the change in one place within the network. </text:p>
      <text:p text:style-name="P1"/>
      <text:h text:style-name="Heading_20_3" text:outline-level="3">Question 3. What can you make of the rest of the response (i.e. the details available in the Authority and Additional sections)? </text:h>
      <text:p text:style-name="P5">The Authority section is the name servers that return the <text:span text:style-name="T4">ultimate </text:span>authoritative response (i.e. This hostname has this IP or CNAME). The additional section provides more information about the Name servers that returned the authoritative response <text:span text:style-name="T6">and the dig query itself</text:span>. </text:p>
      <text:p text:style-name="P1">;; AUTHORITY SECTION:</text:p>
      <text:p text:style-name="P1">edge.pantheon.io. <text:s text:c="6"/>300 <text:s text:c="4"/>IN <text:s text:c="5"/>NS <text:s text:c="5"/>ns-2013.awsdns-59.co.uk.</text:p>
      <text:p text:style-name="P1">edge.pantheon.io. <text:s text:c="6"/>300 <text:s text:c="4"/>IN <text:s text:c="5"/>NS <text:s text:c="5"/>ns-233.awsdns-29.com.</text:p>
      <text:p text:style-name="P1">edge.pantheon.io. <text:s text:c="6"/>300 <text:s text:c="4"/>IN <text:s text:c="5"/>NS <text:s text:c="5"/>ns-1213.awsdns-23.org.</text:p>
      <text:p text:style-name="P1">edge.pantheon.io. <text:s text:c="6"/>300 <text:s text:c="4"/>IN <text:s text:c="5"/>NS <text:s text:c="5"/>ns-644.awsdns-16.net.</text:p>
      <text:p text:style-name="P1"/>
      <text:p text:style-name="P1">;; ADDITIONAL SECTION:</text:p>
      <text:p text:style-name="P1">ns-644.awsdns-16.net. <text:s text:c="2"/>64863 <text:s text:c="2"/>IN <text:s text:c="5"/>A <text:s text:c="6"/>205.251.194.132</text:p>
      <text:p text:style-name="P1">ns-1213.awsdns-23.org. <text:s/>47926 <text:s text:c="2"/>IN <text:s text:c="5"/>A <text:s text:c="6"/>205.251.196.189</text:p>
      <text:p text:style-name="P1">ns-2013.awsdns-59.co.uk. 60979 <text:s/>IN <text:s text:c="5"/>A <text:s text:c="6"/>205.251.199.221</text:p>
      <text:p text:style-name="P1">ns-2013.awsdns-59.co.uk. 147703 IN <text:s text:c="5"/>AAAA <text:s text:c="3"/>2600:9000:5307:dd00::1</text:p>
      <text:h text:style-name="Heading_20_3" text:outline-level="3">Question 4. What is the IP address of the local nameserver for your machine? </text:h>
      <text:p text:style-name="P2">The IP address of the local nameserver is <text:span text:style-name="T3">(Assuming only IPv4 and I am on vlab)</text:span>: </text:p>
      <text:p text:style-name="P2">Alex@lab3$ grep nameserver /etc/resolv.conf </text:p>
      <text:p text:style-name="P2">nameserver 129.94.242.2</text:p>
      <text:p text:style-name="P2">nameserver 129.94.242.45</text:p>
      <text:p text:style-name="P2">nameserver 129.94.242.33</text:p>
      <text:p text:style-name="P1"/>
      <text:h text:style-name="Heading_20_3" text:outline-level="3"><text:soft-page-break/>Question 5. What are the DNS nameservers for the ?eecs.berkeley.edu.? domain (note: the domain name is eecs.berkeley.edu and not www.eecs.berkeley.edu . This is an example of what is referred to as the apex/naked domain)? Find out their IP addresses? What type of DNS query is sent to obtain this information? </text:h>
      <text:p text:style-name="P9">;; AUTHORITY SECTION:</text:p>
      <text:p text:style-name="P9">eecs.berkeley.edu. <text:s text:c="5"/>84755 <text:s text:c="2"/>IN <text:s text:c="5"/>NS <text:s text:c="5"/>adns2.berkeley.edu.</text:p>
      <text:p text:style-name="P9">eecs.berkeley.edu. <text:s text:c="5"/>84755 <text:s text:c="2"/>IN <text:s text:c="5"/>NS <text:s text:c="5"/>adns1.berkeley.edu.</text:p>
      <text:p text:style-name="P9">eecs.berkeley.edu. <text:s text:c="5"/>84755 <text:s text:c="2"/>IN <text:s text:c="5"/>NS <text:s text:c="5"/>ns.CS.berkeley.edu.</text:p>
      <text:p text:style-name="P9">eecs.berkeley.edu. <text:s text:c="5"/>84755 <text:s text:c="2"/>IN <text:s text:c="5"/>NS <text:s text:c="5"/>ns.eecs.berkeley.edu.</text:p>
      <text:p text:style-name="P9">eecs.berkeley.edu. <text:s text:c="5"/>84755 <text:s text:c="2"/>IN <text:s text:c="5"/>NS <text:s text:c="5"/>adns3.berkeley.edu.</text:p>
      <text:p text:style-name="P9"/>
      <text:p text:style-name="P1">;; ADDITIONAL SECTION:</text:p>
      <text:p text:style-name="P1">ns.CS.berkeley.edu. <text:s text:c="4"/>263 <text:s text:c="4"/>IN <text:s text:c="5"/>A <text:s text:c="6"/>169.229.60.61</text:p>
      <text:p text:style-name="P1">ns.CS.berkeley.edu. <text:s text:c="4"/>263 <text:s text:c="4"/>IN <text:s text:c="5"/>AAAA <text:s text:c="3"/>2607:f140:8:1260::30</text:p>
      <text:p text:style-name="P1">ns.eecs.berkeley.edu. <text:s text:c="2"/>2951 <text:s text:c="3"/>IN <text:s text:c="5"/>A <text:s text:c="6"/>169.229.60.153</text:p>
      <text:p text:style-name="P1">ns.eecs.berkeley.edu. <text:s text:c="2"/>263 <text:s text:c="4"/>IN <text:s text:c="5"/>AAAA <text:s text:c="3"/>2607:f140:8:2160::30</text:p>
      <text:p text:style-name="P1">adns1.berkeley.edu. <text:s text:c="4"/>9155 <text:s text:c="3"/>IN <text:s text:c="5"/>A <text:s text:c="6"/>128.32.136.3</text:p>
      <text:p text:style-name="P1">adns1.berkeley.edu. <text:s text:c="4"/>8660 <text:s text:c="3"/>IN <text:s text:c="5"/>AAAA <text:s text:c="3"/>2607:f140:ffff:fffe::3</text:p>
      <text:p text:style-name="P1">adns2.berkeley.edu. <text:s text:c="4"/>8660 <text:s text:c="3"/>IN <text:s text:c="5"/>A <text:s text:c="6"/>128.32.136.14</text:p>
      <text:p text:style-name="P1">adns2.berkeley.edu. <text:s text:c="4"/>8660 <text:s text:c="3"/>IN <text:s text:c="5"/>AAAA <text:s text:c="3"/>2607:f140:ffff:fffe::e</text:p>
      <text:p text:style-name="P1">adns3.berkeley.edu. <text:s text:c="4"/>9155 <text:s text:c="3"/>IN <text:s text:c="5"/>A <text:s text:c="6"/>192.107.102.142</text:p>
      <text:p text:style-name="P1">adns3.berkeley.edu. <text:s text:c="4"/>4645 <text:s text:c="3"/>IN <text:s text:c="5"/>AAAA <text:s text:c="3"/>2607:f140:a000:d::abc</text:p>
      <text:p text:style-name="P1"/>
      <text:p text:style-name="P10">DNS query type is of NS</text:p>
      <text:h text:style-name="Heading_20_3" text:outline-level="3">Question 6. What is the DNS name associated with the IP address 111.68.101.54? What type of DNS query is sent to obtain this information? </text:h>
      <text:p text:style-name="P1">Alex@lab3$ dig -x 111.68.101.54</text:p>
      <text:p text:style-name="P1">;; ANSWER SECTION:</text:p>
      <text:p text:style-name="P1">54.101.68.111.in-addr.arpa. 3600 IN <text:s text:c="4"/>PTR <text:s text:c="3"/><text:span text:style-name="T5"><text:s/>webserver.seecs.nust.edu.pk.</text:span></text:p>
      <text:p text:style-name="P6">The type of DNS query is reverse lookup</text:p>
      <text:p text:style-name="P1"/>
      <text:h text:style-name="Heading_20_3" text:outline-level="3">Question 7. Run dig and query the CSE nameserver (129.94.242.33) for the mail servers for Yahoo! Mail (again the domain name is yahoo.com, not www.yahoo.com ). Did you get an authoritative answer? Why? (HINT: Just because a response contains information in the authoritative part of the DNS response message does not mean it came from an authoritative name server. You should examine the flags in the response to determine the answer) </text:h>
      <text:p text:style-name="P1"/>
      <text:p text:style-name="P1">Alex@lab3$ dig @129.94.242.2 yahoo.com MX</text:p>
      <text:p text:style-name="P1"/>
      <text:p text:style-name="P1">; &lt;&lt;&gt;&gt; DiG 9.9.5-9+deb8u19-Debian &lt;&lt;&gt;&gt; @129.94.242.2 yahoo.com MX</text:p>
      <text:p text:style-name="P1">; (1 server found)</text:p>
      <text:p text:style-name="P1">;; global options: +cmd</text:p>
      <text:p text:style-name="P1">;; Got answer:</text:p>
      <text:p text:style-name="P1"><text:soft-page-break/>;; -&gt;&gt;HEADER&lt;&lt;- opcode: QUERY, status: NOERROR, id: 7298</text:p>
      <text:p text:style-name="P1">;; flags: qr rd ra; QUERY: 1, ANSWER: 3, AUTHORITY: 5, ADDITIONAL: 10</text:p>
      <text:p text:style-name="P1"/>
      <text:p text:style-name="P1">;; OPT PSEUDOSECTION:</text:p>
      <text:p text:style-name="P1">; EDNS: version: 0, flags:; udp: 4096</text:p>
      <text:p text:style-name="P1">;; QUESTION SECTION:</text:p>
      <text:p text:style-name="P1">;yahoo.com. <text:s text:c="20"/>IN <text:s text:c="5"/>MX</text:p>
      <text:p text:style-name="P1"/>
      <text:p text:style-name="P1">;; ANSWER SECTION:</text:p>
      <text:p text:style-name="P1">yahoo.com. <text:s text:c="13"/>1060 <text:s text:c="3"/>IN <text:s text:c="5"/>MX <text:s text:c="5"/>1 mta6.am0.yahoodns.net.</text:p>
      <text:p text:style-name="P1">yahoo.com. <text:s text:c="13"/>1060 <text:s text:c="3"/>IN <text:s text:c="5"/>MX <text:s text:c="5"/>1 mta7.am0.yahoodns.net.</text:p>
      <text:p text:style-name="P1">yahoo.com. <text:s text:c="13"/>1060 <text:s text:c="3"/>IN <text:s text:c="5"/>MX <text:s text:c="5"/>1 mta5.am0.yahoodns.net.</text:p>
      <text:p text:style-name="P1"/>
      <text:p text:style-name="P1">;; AUTHORITY SECTION:</text:p>
      <text:p text:style-name="P1">yahoo.com. <text:s text:c="13"/>7046 <text:s text:c="3"/>IN <text:s text:c="5"/>NS <text:s text:c="5"/>ns4.yahoo.com.</text:p>
      <text:p text:style-name="P1">yahoo.com. <text:s text:c="13"/>7046 <text:s text:c="3"/>IN <text:s text:c="5"/>NS <text:s text:c="5"/>ns1.yahoo.com.</text:p>
      <text:p text:style-name="P1">yahoo.com. <text:s text:c="13"/>7046 <text:s text:c="3"/>IN <text:s text:c="5"/>NS <text:s text:c="5"/>ns3.yahoo.com.</text:p>
      <text:p text:style-name="P1">yahoo.com. <text:s text:c="13"/>7046 <text:s text:c="3"/>IN <text:s text:c="5"/>NS <text:s text:c="5"/>ns5.yahoo.com.</text:p>
      <text:p text:style-name="P1">yahoo.com. <text:s text:c="13"/>7046 <text:s text:c="3"/>IN <text:s text:c="5"/>NS <text:s text:c="5"/>ns2.yahoo.com.</text:p>
      <text:p text:style-name="P1"/>
      <text:p text:style-name="P1">;; ADDITIONAL SECTION:</text:p>
      <text:p text:style-name="P1">ns1.yahoo.com. <text:s text:c="9"/>511288 <text:s/>IN <text:s text:c="5"/>A <text:s text:c="6"/>68.180.131.16</text:p>
      <text:p text:style-name="P1">ns1.yahoo.com. <text:s text:c="9"/>26979 <text:s text:c="2"/>IN <text:s text:c="5"/>AAAA <text:s text:c="3"/>2001:4998:1b0::7961:686f:6f21</text:p>
      <text:p text:style-name="P1">ns2.yahoo.com. <text:s text:c="9"/>250989 <text:s/>IN <text:s text:c="5"/>A <text:s text:c="6"/>68.142.255.16</text:p>
      <text:p text:style-name="P1">ns2.yahoo.com. <text:s text:c="9"/>27010 <text:s text:c="2"/>IN <text:s text:c="5"/>AAAA <text:s text:c="3"/>2001:4998:1c0::7961:686f:6f21</text:p>
      <text:p text:style-name="P1">ns3.yahoo.com. <text:s text:c="9"/>909 <text:s text:c="4"/>IN <text:s text:c="5"/>A <text:s text:c="6"/>27.123.42.42</text:p>
      <text:p text:style-name="P1">ns3.yahoo.com. <text:s text:c="9"/>909 <text:s text:c="4"/>IN <text:s text:c="5"/>AAAA <text:s text:c="3"/>2406:8600:f03f:1f8::1003</text:p>
      <text:p text:style-name="P1">ns4.yahoo.com. <text:s text:c="9"/>502565 <text:s/>IN <text:s text:c="5"/>A <text:s text:c="6"/>98.138.11.157</text:p>
      <text:p text:style-name="P1">ns5.yahoo.com. <text:s text:c="9"/>8099 <text:s text:c="3"/>IN <text:s text:c="5"/>A <text:s text:c="6"/>202.165.97.53</text:p>
      <text:p text:style-name="P1">ns5.yahoo.com. <text:s text:c="9"/>15534 <text:s text:c="2"/>IN <text:s text:c="5"/>AAAA <text:s text:c="3"/>2406:2000:1d0::7961:686f:6f21</text:p>
      <text:p text:style-name="P1"/>
      <text:p text:style-name="P1">;; Query time: 0 msec</text:p>
      <text:p text:style-name="P1">;; SERVER: 129.94.242.2#53(129.94.242.2)</text:p>
      <text:p text:style-name="P1">;; WHEN: Tue Mar 08 16:34:27 AEDT 2022</text:p>
      <text:p text:style-name="P1">;; MSG SIZE <text:s/>rcvd: 399</text:p>
      <text:h text:style-name="P17" text:outline-level="3"/>
      <text:p text:style-name="P14">we did not get an authoritative, it did not come from an authoritative server. We did not get an “aa” flag in the response. </text:p>
      <text:h text:style-name="P18" text:outline-level="3">Question 8. Repeat the above (i.e. Question 7) but use one of the nameservers obtained in Question 5. What is the result? </text:h>
      <text:p text:style-name="P7"/>
      <text:p text:style-name="P7">Alex@lab3$ dig @adns2.berkeley.edu. yahoo.com MX</text:p>
      <text:p text:style-name="P7"/>
      <text:p text:style-name="P7">; &lt;&lt;&gt;&gt; DiG 9.9.5-9+deb8u19-Debian &lt;&lt;&gt;&gt; @adns2.berkeley.edu. yahoo.com MX</text:p>
      <text:p text:style-name="P7">; (1 server found)</text:p>
      <text:p text:style-name="P7">;; global options: +cmd</text:p>
      <text:p text:style-name="P7">;; Got answer:</text:p>
      <text:p text:style-name="P7">;; -&gt;&gt;HEADER&lt;&lt;- opcode: QUERY, status: REFUSED, id: 65178</text:p>
      <text:p text:style-name="P7">;; flags: qr rd; QUERY: 1, ANSWER: 0, AUTHORITY: 0, ADDITIONAL: 1</text:p>
      <text:p text:style-name="P7">;; WARNING: recursion requested but not available</text:p>
      <text:p text:style-name="P7"/>
      <text:p text:style-name="P7">;; OPT PSEUDOSECTION:</text:p>
      <text:p text:style-name="P7">; EDNS: version: 0, flags:; udp: 1220</text:p>
      <text:p text:style-name="P7">;; QUESTION SECTION:</text:p>
      <text:p text:style-name="P7">;yahoo.com. <text:s text:c="20"/>IN <text:s text:c="5"/>MX</text:p>
      <text:p text:style-name="P7"/>
      <text:p text:style-name="P7">;; Query time: 167 msec</text:p>
      <text:p text:style-name="P7">;; SERVER: 128.32.136.14#53(128.32.136.14)</text:p>
      <text:p text:style-name="P7">;; WHEN: Tue Mar 08 16:38:37 AEDT 2022</text:p>
      <text:p text:style-name="P7">;; MSG SIZE <text:s/>rcvd: 38</text:p>
      <text:p text:style-name="P7"/>
      <text:p text:style-name="P11">No response from the Nameserver</text:p>
      <text:p text:style-name="P7"/>
      <text:h text:style-name="Heading_20_3" text:outline-level="3">Question 9. Obtain the authoritative answer for the mail servers for Yahoo! Mail. What type of DNS query is sent to obtain this information? </text:h>
      <text:p text:style-name="P1">Alex@lab3$ dig @ns1.yahoo.com yahoo.com MX</text:p>
      <text:p text:style-name="P1"/>
      <text:p text:style-name="P1">; &lt;&lt;&gt;&gt; DiG 9.9.5-9+deb8u19-Debian &lt;&lt;&gt;&gt; @ns1.yahoo.com yahoo.com MX</text:p>
      <text:p text:style-name="P1">; (1 server found)</text:p>
      <text:p text:style-name="P1">;; global options: +cmd</text:p>
      <text:p text:style-name="P1">;; Got answer:</text:p>
      <text:p text:style-name="P1">;; -&gt;&gt;HEADER&lt;&lt;- opcode: QUERY, status: NOERROR, id: 39707</text:p>
      <text:p text:style-name="P1">;; flags: qr aa rd; QUERY: 1, ANSWER: 3, AUTHORITY: 0, ADDITIONAL: 1</text:p>
      <text:p text:style-name="P1">;; WARNING: recursion requested but not available</text:p>
      <text:p text:style-name="P1"/>
      <text:p text:style-name="P1">;; OPT PSEUDOSECTION:</text:p>
      <text:p text:style-name="P1">; EDNS: version: 0, flags:; udp: 1272</text:p>
      <text:p text:style-name="P1">;; QUESTION SECTION:</text:p>
      <text:p text:style-name="P1">;yahoo.com. <text:s text:c="20"/>IN <text:s text:c="5"/>MX</text:p>
      <text:p text:style-name="P1"/>
      <text:p text:style-name="P1">;; ANSWER SECTION:</text:p>
      <text:p text:style-name="P1">yahoo.com. <text:s text:c="13"/>1800 <text:s text:c="3"/>IN <text:s text:c="5"/>MX <text:s text:c="5"/>1 mta5.am0.yahoodns.net.</text:p>
      <text:p text:style-name="P1">yahoo.com. <text:s text:c="13"/>1800 <text:s text:c="3"/>IN <text:s text:c="5"/>MX <text:s text:c="5"/>1 mta6.am0.yahoodns.net.</text:p>
      <text:p text:style-name="P1">yahoo.com. <text:s text:c="13"/>1800 <text:s text:c="3"/>IN <text:s text:c="5"/>MX <text:s text:c="5"/>1 mta7.am0.yahoodns.net.</text:p>
      <text:p text:style-name="P1"/>
      <text:p text:style-name="P1">;; Query time: 142 msec</text:p>
      <text:p text:style-name="P1">;; SERVER: 68.180.131.16#53(68.180.131.16)</text:p>
      <text:p text:style-name="P1">;; WHEN: Tue Mar 08 16:43:04 AEDT 2022</text:p>
      <text:p text:style-name="P1"><text:soft-page-break/>;; MSG SIZE <text:s/>rcvd: 117</text:p>
      <text:p text:style-name="P1"/>
      <text:p text:style-name="P10">DNS query is of type MX <text:span text:style-name="T7">and is recursive</text:span></text:p>
      <text:h text:style-name="Heading_20_3" text:outline-level="3">Question 10. In this exercise, you simulate the iterative DNS query process to find the IP address of your machine (e.g. lyre00.cse.unsw.edu.au). If you are using VLAB Then find the IP address of one of the following: lyre00.cse.unsw.edu.au, lyre01.cse.unsw.edu.au, drum00.cse.unsw.edu.au or drum01.cse.unsw.edu.au. First, find the name server (query type NS) of the "." domain (root domain). Query this nameserver to find the authoritative name server for the "au." domain. Query this second server to find the authoritative nameserver for the "edu.au." domain. Now query this nameserver to find the authoritative nameserver for "unsw.edu.au". Next query the nameserver of unsw.edu.au to find the authoritative name server of cse.unsw.edu.au. Now query the nameserver of cse.unsw.edu.au to find the IP address of your host. How many DNS servers do you have to query to get the authoritative answer? </text:h>
      <text:p text:style-name="P8">I am using VLAB. The IP of lyre00.cse.unsw.edu.au is: 129.94.210.2<text:span text:style-name="T8">1</text:span></text:p>
      <text:p text:style-name="P7">Alex@lab3$ dig lyre01.cse.unsw.edu.au. +short</text:p>
      <text:p text:style-name="P7">129.94.210.21</text:p>
      <text:p text:style-name="P1"/>
      <text:p text:style-name="P12">Alex@lab3$ dig . NS</text:p>
      <text:p text:style-name="P12"/>
      <text:p text:style-name="P12">; &lt;&lt;&gt;&gt; DiG 9.9.5-9+deb8u19-Debian &lt;&lt;&gt;&gt; . NS</text:p>
      <text:p text:style-name="P12">;; global options: +cmd</text:p>
      <text:p text:style-name="P12">;; Got answer:</text:p>
      <text:p text:style-name="P12">;; -&gt;&gt;HEADER&lt;&lt;- opcode: QUERY, status: NOERROR, id: 13432</text:p>
      <text:p text:style-name="P12">;; flags: qr rd ra; QUERY: 1, ANSWER: 13, AUTHORITY: 0, ADDITIONAL: 27</text:p>
      <text:p text:style-name="P12"/>
      <text:p text:style-name="P12">;; OPT PSEUDOSECTION:</text:p>
      <text:p text:style-name="P12">; EDNS: version: 0, flags:; udp: 4096</text:p>
      <text:p text:style-name="P12">;; QUESTION SECTION:</text:p>
      <text:p text:style-name="P12">;. <text:s text:c="29"/>IN <text:s text:c="5"/>NS</text:p>
      <text:p text:style-name="P12"/>
      <text:p text:style-name="P12">;; ANSWER SECTION:</text:p>
      <text:p text:style-name="P12">. <text:s text:c="22"/>126072 <text:s/>IN <text:s text:c="5"/>NS <text:s text:c="5"/>m.root-servers.net.</text:p>
      <text:p text:style-name="P12">. <text:s text:c="22"/>126072 <text:s/>IN <text:s text:c="5"/>NS <text:s text:c="5"/>d.root-servers.net.</text:p>
      <text:p text:style-name="P12">. <text:s text:c="22"/>126072 <text:s/>IN <text:s text:c="5"/>NS <text:s text:c="5"/>b.root-servers.net.</text:p>
      <text:p text:style-name="P12">. <text:s text:c="22"/>126072 <text:s/>IN <text:s text:c="5"/>NS <text:s text:c="5"/>g.root-servers.net.</text:p>
      <text:p text:style-name="P12">. <text:s text:c="22"/>126072 <text:s/>IN <text:s text:c="5"/>NS <text:s text:c="5"/>k.root-servers.net.</text:p>
      <text:p text:style-name="P12">. <text:s text:c="22"/>126072 <text:s/>IN <text:s text:c="5"/>NS <text:s text:c="5"/>a.root-servers.net.</text:p>
      <text:p text:style-name="P12">. <text:s text:c="22"/>126072 <text:s/>IN <text:s text:c="5"/>NS <text:s text:c="5"/>c.root-servers.net.</text:p>
      <text:p text:style-name="P12">. <text:s text:c="22"/>126072 <text:s/>IN <text:s text:c="5"/>NS <text:s text:c="5"/>i.root-servers.net.</text:p>
      <text:p text:style-name="P12">. <text:s text:c="22"/>126072 <text:s/>IN <text:s text:c="5"/>NS <text:s text:c="5"/>e.root-servers.net.</text:p>
      <text:p text:style-name="P12">. <text:s text:c="22"/>126072 <text:s/>IN <text:s text:c="5"/>NS <text:s text:c="5"/>j.root-servers.net.</text:p>
      <text:p text:style-name="P12">. <text:s text:c="22"/>126072 <text:s/>IN <text:s text:c="5"/>NS <text:s text:c="5"/>h.root-servers.net.</text:p>
      <text:p text:style-name="P12">. <text:s text:c="22"/>126072 <text:s/>IN <text:s text:c="5"/>NS <text:s text:c="5"/>f.root-servers.net.</text:p>
      <text:p text:style-name="P12">. <text:s text:c="22"/>126072 <text:s/>IN <text:s text:c="5"/>NS <text:s text:c="5"/>l.root-servers.net.</text:p>
      <text:p text:style-name="P12"><text:soft-page-break/></text:p>
      <text:p text:style-name="P12"/>
      <text:p text:style-name="P12">Alex@lab3$ dig @a.root-servers.net lyre01.cse.unsw.edu.au</text:p>
      <text:p text:style-name="P12"/>
      <text:p text:style-name="P12">; &lt;&lt;&gt;&gt; DiG 9.9.5-9+deb8u19-Debian &lt;&lt;&gt;&gt; @a.root-servers.net lyre01.cse.unsw.edu.au</text:p>
      <text:p text:style-name="P12">; (1 server found)</text:p>
      <text:p text:style-name="P12">;; global options: +cmd</text:p>
      <text:p text:style-name="P12">;; Got answer:</text:p>
      <text:p text:style-name="P12">;; -&gt;&gt;HEADER&lt;&lt;- opcode: QUERY, status: NOERROR, id: 20195</text:p>
      <text:p text:style-name="P12">;; flags: qr rd; QUERY: 1, ANSWER: 0, AUTHORITY: 4, ADDITIONAL: 9</text:p>
      <text:p text:style-name="P12">;; WARNING: recursion requested but not available</text:p>
      <text:p text:style-name="P12"/>
      <text:p text:style-name="P12">;; OPT PSEUDOSECTION:</text:p>
      <text:p text:style-name="P12">; EDNS: version: 0, flags:; udp: 4096</text:p>
      <text:p text:style-name="P12">;; QUESTION SECTION:</text:p>
      <text:p text:style-name="P12">;lyre01.cse.unsw.edu.au. <text:s text:c="15"/>IN <text:s text:c="5"/>A</text:p>
      <text:p text:style-name="P12"/>
      <text:p text:style-name="P12">;; AUTHORITY SECTION:</text:p>
      <text:p text:style-name="P12">au. <text:s text:c="20"/>172800 <text:s/>IN <text:s text:c="5"/>NS <text:s text:c="5"/>q.au.</text:p>
      <text:p text:style-name="P12">au. <text:s text:c="20"/>172800 <text:s/>IN <text:s text:c="5"/>NS <text:s text:c="5"/>t.au.</text:p>
      <text:p text:style-name="P12">au. <text:s text:c="20"/>172800 <text:s/>IN <text:s text:c="5"/>NS <text:s text:c="5"/>s.au.</text:p>
      <text:p text:style-name="P12">au. <text:s text:c="20"/>172800 <text:s/>IN <text:s text:c="5"/>NS <text:s text:c="5"/>r.au.</text:p>
      <text:p text:style-name="P12"/>
      <text:p text:style-name="P12">;; ADDITIONAL SECTION:</text:p>
      <text:p text:style-name="P12">q.au. <text:s text:c="18"/>172800 <text:s/>IN <text:s text:c="5"/>A <text:s text:c="6"/>65.22.196.1</text:p>
      <text:p text:style-name="P12">q.au. <text:s text:c="18"/>172800 <text:s/>IN <text:s text:c="5"/>AAAA <text:s text:c="3"/>2a01:8840:be::1</text:p>
      <text:p text:style-name="P12">t.au. <text:s text:c="18"/>172800 <text:s/>IN <text:s text:c="5"/>A <text:s text:c="6"/>65.22.199.1</text:p>
      <text:p text:style-name="P12">t.au. <text:s text:c="18"/>172800 <text:s/>IN <text:s text:c="5"/>AAAA <text:s text:c="3"/>2a01:8840:c1::1</text:p>
      <text:p text:style-name="P12">s.au. <text:s text:c="18"/>172800 <text:s/>IN <text:s text:c="5"/>A <text:s text:c="6"/>65.22.198.1</text:p>
      <text:p text:style-name="P12">s.au. <text:s text:c="18"/>172800 <text:s/>IN <text:s text:c="5"/>AAAA <text:s text:c="3"/>2a01:8840:c0::1</text:p>
      <text:p text:style-name="P12">r.au. <text:s text:c="18"/>172800 <text:s/>IN <text:s text:c="5"/>A <text:s text:c="6"/>65.22.197.1</text:p>
      <text:p text:style-name="P12">r.au. <text:s text:c="18"/>172800 <text:s/>IN <text:s text:c="5"/>AAAA <text:s text:c="3"/>2a01:8840:bf::1</text:p>
      <text:p text:style-name="P12"/>
      <text:p text:style-name="P12">;; Query time: 141 msec</text:p>
      <text:p text:style-name="P12">;; SERVER: 198.41.0.4#53(198.41.0.4)</text:p>
      <text:p text:style-name="P12">;; WHEN: Tue Mar 08 22:46:49 AEDT 2022</text:p>
      <text:p text:style-name="P12">;; MSG SIZE <text:s/>rcvd: 291</text:p>
      <text:p text:style-name="P12"/>
      <text:p text:style-name="P12"/>
      <text:p text:style-name="P12">Alex@lab3$ dig @q.au. lyre01.cse.unsw.edu.au</text:p>
      <text:p text:style-name="P12"/>
      <text:p text:style-name="P12">; &lt;&lt;&gt;&gt; DiG 9.9.5-9+deb8u19-Debian &lt;&lt;&gt;&gt; @q.au. lyre01.cse.unsw.edu.au</text:p>
      <text:p text:style-name="P12">; (1 server found)</text:p>
      <text:p text:style-name="P12">;; global options: +cmd</text:p>
      <text:p text:style-name="P12">;; Got answer:</text:p>
      <text:p text:style-name="P12">;; -&gt;&gt;HEADER&lt;&lt;- opcode: QUERY, status: NOERROR, id: 4019</text:p>
      <text:p text:style-name="P12">;; flags: qr rd; QUERY: 1, ANSWER: 0, AUTHORITY: 3, ADDITIONAL: 6</text:p>
      <text:p text:style-name="P12">;; WARNING: recursion requested but not available</text:p>
      <text:p text:style-name="P12"/>
      <text:p text:style-name="P12">;; OPT PSEUDOSECTION:</text:p>
      <text:p text:style-name="P12">; EDNS: version: 0, flags:; udp: 1232</text:p>
      <text:p text:style-name="P12">;; QUESTION SECTION:</text:p>
      <text:p text:style-name="P12"><text:soft-page-break/>;lyre01.cse.unsw.edu.au. <text:s text:c="15"/>IN <text:s text:c="5"/>A</text:p>
      <text:p text:style-name="P12"/>
      <text:p text:style-name="P12">;; AUTHORITY SECTION:</text:p>
      <text:p text:style-name="P12">unsw.edu.au. <text:s text:c="11"/>900 <text:s text:c="4"/>IN <text:s text:c="5"/>NS <text:s text:c="5"/>ns3.unsw.edu.au.</text:p>
      <text:p text:style-name="P12">unsw.edu.au. <text:s text:c="11"/>900 <text:s text:c="4"/>IN <text:s text:c="5"/>NS <text:s text:c="5"/>ns1.unsw.edu.au.</text:p>
      <text:p text:style-name="P12">unsw.edu.au. <text:s text:c="11"/>900 <text:s text:c="4"/>IN <text:s text:c="5"/>NS <text:s text:c="5"/>ns2.unsw.edu.au.</text:p>
      <text:p text:style-name="P12"/>
      <text:p text:style-name="P12">;; ADDITIONAL SECTION:</text:p>
      <text:p text:style-name="P12">ns1.unsw.edu.au. <text:s text:c="7"/>900 <text:s text:c="4"/>IN <text:s text:c="5"/>A <text:s text:c="6"/>129.94.0.192</text:p>
      <text:p text:style-name="P12">ns2.unsw.edu.au. <text:s text:c="7"/>900 <text:s text:c="4"/>IN <text:s text:c="5"/>A <text:s text:c="6"/>129.94.0.193</text:p>
      <text:p text:style-name="P12">ns3.unsw.edu.au. <text:s text:c="7"/>900 <text:s text:c="4"/>IN <text:s text:c="5"/>A <text:s text:c="6"/>192.155.82.178</text:p>
      <text:p text:style-name="P12">ns1.unsw.edu.au. <text:s text:c="7"/>900 <text:s text:c="4"/>IN <text:s text:c="5"/>AAAA <text:s text:c="3"/>2001:388:c:35::1</text:p>
      <text:p text:style-name="P12">ns2.unsw.edu.au. <text:s text:c="7"/>900 <text:s text:c="4"/>IN <text:s text:c="5"/>AAAA <text:s text:c="3"/>2001:388:c:35::2</text:p>
      <text:p text:style-name="P12"/>
      <text:p text:style-name="P12">;; Query time: 24 msec</text:p>
      <text:p text:style-name="P12">;; SERVER: 65.22.196.1#53(65.22.196.1)</text:p>
      <text:p text:style-name="P12">;; WHEN: Tue Mar 08 22:47:32 AEDT 2022</text:p>
      <text:p text:style-name="P12">;; MSG SIZE <text:s/>rcvd: 209</text:p>
      <text:p text:style-name="P12"/>
      <text:p text:style-name="P12"/>
      <text:p text:style-name="P12">Alex@lab3$ dig @ns3.unsw.edu.au. lyre01.cse.unsw.edu.au</text:p>
      <text:p text:style-name="P12"/>
      <text:p text:style-name="P12">; &lt;&lt;&gt;&gt; DiG 9.9.5-9+deb8u19-Debian &lt;&lt;&gt;&gt; @ns3.unsw.edu.au. lyre01.cse.unsw.edu.au</text:p>
      <text:p text:style-name="P12">; (1 server found)</text:p>
      <text:p text:style-name="P12">;; global options: +cmd</text:p>
      <text:p text:style-name="P12">;; Got answer:</text:p>
      <text:p text:style-name="P12">;; -&gt;&gt;HEADER&lt;&lt;- opcode: QUERY, status: NOERROR, id: 5140</text:p>
      <text:p text:style-name="P12">;; flags: qr rd; QUERY: 1, ANSWER: 0, AUTHORITY: 2, ADDITIONAL: 5</text:p>
      <text:p text:style-name="P12">;; WARNING: recursion requested but not available</text:p>
      <text:p text:style-name="P12"/>
      <text:p text:style-name="P12">;; OPT PSEUDOSECTION:</text:p>
      <text:p text:style-name="P12">; EDNS: version: 0, flags:; udp: 4096</text:p>
      <text:p text:style-name="P12">;; QUESTION SECTION:</text:p>
      <text:p text:style-name="P12">;lyre01.cse.unsw.edu.au. <text:s text:c="15"/>IN <text:s text:c="5"/>A</text:p>
      <text:p text:style-name="P12"/>
      <text:p text:style-name="P12">;; AUTHORITY SECTION:</text:p>
      <text:p text:style-name="P12">cse.unsw.edu.au. <text:s text:c="7"/>300 <text:s text:c="4"/>IN <text:s text:c="5"/>NS <text:s text:c="5"/>beethoven.orchestra.cse.unsw.edu.au.</text:p>
      <text:p text:style-name="P12">cse.unsw.edu.au. <text:s text:c="7"/>300 <text:s text:c="4"/>IN <text:s text:c="5"/>NS <text:s text:c="5"/>maestro.orchestra.cse.unsw.edu.au.</text:p>
      <text:p text:style-name="P12"/>
      <text:p text:style-name="P12">;; ADDITIONAL SECTION:</text:p>
      <text:p text:style-name="P12">beethoven.orchestra.cse.unsw.edu.au. 300 IN A <text:s text:c="2"/>129.94.242.2</text:p>
      <text:p text:style-name="P12">beethoven.orchestra.cse.unsw.edu.au. 300 IN A <text:s text:c="2"/>129.94.172.11</text:p>
      <text:p text:style-name="P12">beethoven.orchestra.cse.unsw.edu.au. 300 IN A <text:s text:c="2"/>129.94.208.3</text:p>
      <text:p text:style-name="P12">maestro.orchestra.cse.unsw.edu.au. 300 IN A <text:s text:c="4"/>129.94.242.33</text:p>
      <text:p text:style-name="P12"/>
      <text:p text:style-name="P12">;; Query time: 159 msec</text:p>
      <text:p text:style-name="P12">;; SERVER: 192.155.82.178#53(192.155.82.178)</text:p>
      <text:p text:style-name="P12">;; WHEN: Tue Mar 08 22:47:47 AEDT 2022</text:p>
      <text:p text:style-name="P12">;; MSG SIZE <text:s/>rcvd: 171</text:p>
      <text:p text:style-name="P12"/>
      <text:p text:style-name="P12"/>
      <text:p text:style-name="P12">Alex@lab3$ dig @beethoven.orchestra.cse.unsw.edu.au. lyre01.cse.unsw.edu.au</text:p>
      <text:p text:style-name="P12"><text:soft-page-break/></text:p>
      <text:p text:style-name="P12">; &lt;&lt;&gt;&gt; DiG 9.9.5-9+deb8u19-Debian &lt;&lt;&gt;&gt; @beethoven.orchestra.cse.unsw.edu.au. lyre01.cse.unsw.edu.au</text:p>
      <text:p text:style-name="P12">; (1 server found)</text:p>
      <text:p text:style-name="P12">;; global options: +cmd</text:p>
      <text:p text:style-name="P12">;; Got answer:</text:p>
      <text:p text:style-name="P12">;; -&gt;&gt;HEADER&lt;&lt;- opcode: QUERY, status: NOERROR, id: 20660</text:p>
      <text:p text:style-name="P12">;; flags: qr aa rd ra; QUERY: 1, ANSWER: 1, AUTHORITY: 2, ADDITIONAL: 3</text:p>
      <text:p text:style-name="P12"/>
      <text:p text:style-name="P12">;; OPT PSEUDOSECTION:</text:p>
      <text:p text:style-name="P12">; EDNS: version: 0, flags:; udp: 4096</text:p>
      <text:p text:style-name="P12">;; QUESTION SECTION:</text:p>
      <text:p text:style-name="P12">;lyre01.cse.unsw.edu.au. <text:s text:c="15"/>IN <text:s text:c="5"/>A</text:p>
      <text:p text:style-name="P12"/>
      <text:p text:style-name="P12">;; ANSWER SECTION:</text:p>
      <text:p text:style-name="P12">lyre01.cse.unsw.EDU.AU. 3600 <text:s text:c="3"/>IN <text:s text:c="5"/>A <text:s text:c="6"/>129.94.210.21</text:p>
      <text:p text:style-name="P12"/>
      <text:p text:style-name="P12">;; AUTHORITY SECTION:</text:p>
      <text:p text:style-name="P12">cse.unsw.EDU.AU. <text:s text:c="7"/>3600 <text:s text:c="3"/>IN <text:s text:c="5"/>NS <text:s text:c="5"/>beethoven.orchestra.cse.unsw.EDU.AU.</text:p>
      <text:p text:style-name="P12">cse.unsw.EDU.AU. <text:s text:c="7"/>3600 <text:s text:c="3"/>IN <text:s text:c="5"/>NS <text:s text:c="5"/>maestro.orchestra.cse.unsw.EDU.AU.</text:p>
      <text:p text:style-name="P12"/>
      <text:p text:style-name="P12">;; ADDITIONAL SECTION:</text:p>
      <text:p text:style-name="P12">maestro.orchestra.cse.unsw.EDU.AU. 3600 IN A <text:s text:c="3"/>129.94.242.33</text:p>
      <text:p text:style-name="P12">beethoven.orchestra.cse.unsw.EDU.AU. 3600 IN A <text:s/>129.94.242.2</text:p>
      <text:p text:style-name="P12"/>
      <text:p text:style-name="P12">;; Query time: 0 msec</text:p>
      <text:p text:style-name="P12">;; SERVER: 129.94.242.2#53(129.94.242.2)</text:p>
      <text:p text:style-name="P12">;; WHEN: Tue Mar 08 22:48:25 AEDT 2022</text:p>
      <text:p text:style-name="P12">;; MSG SIZE <text:s/>rcvd: 177</text:p>
      <text:p text:style-name="P12"/>
      <text:p text:style-name="P1"/>
      <text:p text:style-name="P1"/>
      <text:h text:style-name="Heading_20_3" text:outline-level="3">Question 11. Can one physical machine have several names and/or IP addresses associated with it? </text:h>
      <text:p text:style-name="P13">Y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07T13:25:24.509929294</meta:creation-date>
    <meta:editing-duration>PT10H24M53S</meta:editing-duration>
    <meta:editing-cycles>9</meta:editing-cycles>
    <meta:generator>LibreOffice/6.1.5.2$Linux_X86_64 LibreOffice_project/10$Build-2</meta:generator>
    <dc:date>2022-03-08T22:49:25.848988787</dc:date>
    <meta:document-statistic meta:table-count="0" meta:image-count="0" meta:object-count="0" meta:page-count="8" meta:paragraph-count="265" meta:word-count="1816" meta:character-count="14834" meta:non-whitespace-character-count="11141"/>
  </office:meta>
</office:document-meta>
</file>